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130.85pt" svg:y="2.83pt">
            <draw:object draw:notify-on-update-of-ranges="Sheet1.A1:Sheet1.A1 Sheet1.A2:Sheet1.A5 Sheet1.B1:Sheet1.B1 Sheet1.B2:Sheet1.B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atitude</text:p>
          </table:table-cell>
          <table:table-cell office:value-type="string" calcext:value-type="string">
            <text:p>Longitude precision of 1°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1.32" calcext:value-type="float">
            <text:p>111.3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2.47" calcext:value-type="float">
            <text:p>102.4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8.71" calcext:value-type="float">
            <text:p>78.7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3.496" calcext:value-type="float">
            <text:p>43.4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4T12:20:14.798582308</meta:creation-date>
    <dc:date>2019-01-15T17:15:25.865166893</dc:date>
    <meta:editing-duration>P1DT3H54M30S</meta:editing-duration>
    <meta:editing-cycles>2</meta:editing-cycles>
    <meta:generator>LibreOffice/6.0.6.2$Linux_X86_64 LibreOffice_project/00$Build-2</meta:generator>
    <meta:document-statistic meta:table-count="1" meta:cell-count="1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244cm" svg:y="0.316cm" chart:style-name="ch2">
          <text:p>Latitude Longitude Relation</text:p>
        </chart:title>
        <chart:legend chart:legend-position="end" svg:x="10.872cm" svg:y="4.201cm" style:legend-expansion="high" chart:style-name="ch3"/>
        <chart:plot-area chart:style-name="ch4" table:cell-range-address="Sheet1.A1:Sheet1.B5" chart:data-source-has-labels="row" svg:x="1.331cm" svg:y="1.275cm" svg:width="9.221cm" svg:height="6.564cm">
          <chartooo:coordinate-region svg:x="1.952cm" svg:y="1.474cm" svg:width="8.227cm" svg:height="5.718cm"/>
          <chart:axis chart:dimension="x" chart:name="primary-x" chart:style-name="ch5">
            <chart:title svg:x="4.468cm" svg:y="8.019cm" chart:style-name="ch6">
              <text:p>Latitude in Degrees</text:p>
            </chart:title>
            <chart:grid chart:style-name="ch7" chart:class="major"/>
          </chart:axis>
          <chart:axis chart:dimension="y" chart:name="primary-y" chart:style-name="ch5">
            <chart:title svg:x="0.451cm" svg:y="7.472cm" chart:style-name="ch8">
              <text:p>Distance between 1° of Longitude in km</text:p>
            </chart:title>
            <chart:grid chart:style-name="ch7" chart:class="major"/>
          </chart:axis>
          <chart:series chart:style-name="ch9" chart:values-cell-range-address="Sheet1.B2:Sheet1.B5" chart:label-cell-address="Sheet1.B1:Sheet1.B1" chart:class="chart:scatter">
            <chart:domain table:cell-range-address="Sheet1.A2:Sheet1.A5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ngitude precision of 1°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5</svg:desc>
                </draw:g>
              </table:table-cell>
              <table:table-cell office:value-type="float" office:value="111.32">
                <text:p>111.32</text:p>
                <draw:g>
                  <svg:desc>Sheet1.B2:Sheet1.B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102.47">
                <text:p>102.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78.71">
                <text:p>78.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7">
                <text:p>67</text:p>
              </table:table-cell>
              <table:table-cell office:value-type="float" office:value="43.496">
                <text:p>43.4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